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07in"/>
    </style:style>
    <style:style style:name="co2" style:family="table-column">
      <style:table-column-properties fo:break-before="auto" style:column-width="1.5547in"/>
    </style:style>
    <style:style style:name="co3" style:family="table-column">
      <style:table-column-properties fo:break-before="auto" style:column-width="1.0819in"/>
    </style:style>
    <style:style style:name="co4" style:family="table-column">
      <style:table-column-properties fo:break-before="auto" style:column-width="1.828in"/>
    </style:style>
    <style:style style:name="co5" style:family="table-column">
      <style:table-column-properties fo:break-before="auto" style:column-width="2.16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811in"/>
    </style:style>
    <style:style style:name="co8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enario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ID AGENTE</text:p>
          </table:table-cell>
          <table:table-cell office:value-type="string" calcext:value-type="string">
            <text:p>TIEMPO INICIO (S)</text:p>
          </table:table-cell>
          <table:table-cell office:value-type="string" calcext:value-type="string">
            <text:p>TIEMPO FIN (S)</text:p>
          </table:table-cell>
          <table:table-cell table:style-name="ce1" office:value-type="string" calcext:value-type="string">
            <text:p>TIEMPO DESPLIEGUE</text:p>
          </table:table-cell>
          <table:table-cell table:style-name="ce1" office:value-type="string" calcext:value-type="string">
            <text:p>DIFERENCIA CON ANTERIOR</text:p>
          </table:table-cell>
        </table:table-row>
        <table:table-row table:style-name="ro1">
          <table:table-cell office:value-type="string" calcext:value-type="string">
            <text:p>2e856732-b64f-4c60-8187-637522aab31b</text:p>
          </table:table-cell>
          <table:table-cell office:value-type="float" office:value="1761790570.89" calcext:value-type="float">
            <text:p>1761790570.89</text:p>
          </table:table-cell>
          <table:table-cell office:value-type="float" office:value="1761790751.19" calcext:value-type="float">
            <text:p>1761790751.19</text:p>
          </table:table-cell>
          <table:table-cell table:formula="of:=[.C2]-[.B2]" office:value-type="float" office:value="180.299999952316" calcext:value-type="float">
            <text:p>180.3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6fe876-e004-48e5-91a6-51174092e92e</text:p>
          </table:table-cell>
          <table:table-cell office:value-type="float" office:value="1761790580.99" calcext:value-type="float">
            <text:p>1761790580.99</text:p>
          </table:table-cell>
          <table:table-cell office:value-type="float" office:value="1761790910.22" calcext:value-type="float">
            <text:p>1761790910.22</text:p>
          </table:table-cell>
          <table:table-cell table:formula="of:=[.C3]-[.B3]" office:value-type="float" office:value="329.230000019073" calcext:value-type="float">
            <text:p>329.23</text:p>
          </table:table-cell>
          <table:table-cell table:formula="of:=[.D3]-[.D2]" office:value-type="float" office:value="148.930000066757" calcext:value-type="float">
            <text:p>148.93</text:p>
          </table:table-cell>
        </table:table-row>
        <table:table-row table:style-name="ro1">
          <table:table-cell office:value-type="string" calcext:value-type="string">
            <text:p>d9ff4a46-1cf6-49cc-8714-712fa356cc39</text:p>
          </table:table-cell>
          <table:table-cell office:value-type="float" office:value="1761790591.08" calcext:value-type="float">
            <text:p>1761790591.08</text:p>
          </table:table-cell>
          <table:table-cell office:value-type="float" office:value="1761791061.42" calcext:value-type="float">
            <text:p>1761791061.42</text:p>
          </table:table-cell>
          <table:table-cell table:formula="of:=[.C4]-[.B4]" office:value-type="float" office:value="470.340000152588" calcext:value-type="float">
            <text:p>470.34</text:p>
          </table:table-cell>
          <table:table-cell table:formula="of:=[.D4]-[.D3]" office:value-type="float" office:value="141.110000133514" calcext:value-type="float">
            <text:p>141.11</text:p>
          </table:table-cell>
        </table:table-row>
        <table:table-row table:style-name="ro1">
          <table:table-cell office:value-type="string" calcext:value-type="string">
            <text:p>696adc01-0908-496a-a556-7fe3c054873b</text:p>
          </table:table-cell>
          <table:table-cell office:value-type="float" office:value="1761790601.17" calcext:value-type="float">
            <text:p>1761790601.17</text:p>
          </table:table-cell>
          <table:table-cell office:value-type="float" office:value="1761791177.38" calcext:value-type="float">
            <text:p>1761791177.38</text:p>
          </table:table-cell>
          <table:table-cell table:formula="of:=[.C5]-[.B5]" office:value-type="float" office:value="576.210000038147" calcext:value-type="float">
            <text:p>576.21</text:p>
          </table:table-cell>
          <table:table-cell table:formula="of:=[.D5]-[.D4]" office:value-type="float" office:value="105.869999885559" calcext:value-type="float">
            <text:p>105.87</text:p>
          </table:table-cell>
        </table:table-row>
        <table:table-row table:style-name="ro1">
          <table:table-cell office:value-type="string" calcext:value-type="string">
            <text:p>dd1599b2-0151-43f9-8e8f-ab9723f87025</text:p>
          </table:table-cell>
          <table:table-cell office:value-type="float" office:value="1761790611.25" calcext:value-type="float">
            <text:p>1761790611.25</text:p>
          </table:table-cell>
          <table:table-cell office:value-type="float" office:value="1761791348.9" calcext:value-type="float">
            <text:p>1761791348.9</text:p>
          </table:table-cell>
          <table:table-cell table:formula="of:=[.C6]-[.B6]" office:value-type="float" office:value="737.650000095367" calcext:value-type="float">
            <text:p>737.65</text:p>
          </table:table-cell>
          <table:table-cell table:formula="of:=[.D6]-[.D5]" office:value-type="float" office:value="161.44000005722" calcext:value-type="float">
            <text:p>161.44</text:p>
          </table:table-cell>
        </table:table-row>
        <table:table-row table:style-name="ro1">
          <table:table-cell office:value-type="string" calcext:value-type="string">
            <text:p>ddb47bfb-5bfc-41ee-baa3-ceca34588044</text:p>
          </table:table-cell>
          <table:table-cell office:value-type="float" office:value="1761790621.4" calcext:value-type="float">
            <text:p>1761790621.4</text:p>
          </table:table-cell>
          <table:table-cell office:value-type="float" office:value="1761791486.99" calcext:value-type="float">
            <text:p>1761791486.99</text:p>
          </table:table-cell>
          <table:table-cell table:formula="of:=[.C7]-[.B7]" office:value-type="float" office:value="865.589999914169" calcext:value-type="float">
            <text:p>865.59</text:p>
          </table:table-cell>
          <table:table-cell table:formula="of:=[.D7]-[.D6]" office:value-type="float" office:value="127.939999818802" calcext:value-type="float">
            <text:p>127.94</text:p>
          </table:table-cell>
        </table:table-row>
        <table:table-row table:style-name="ro1">
          <table:table-cell office:value-type="string" calcext:value-type="string">
            <text:p>b305b9de-d1a6-4013-8d29-353aa778cdce</text:p>
          </table:table-cell>
          <table:table-cell office:value-type="float" office:value="1761790631.52" calcext:value-type="float">
            <text:p>1761790631.52</text:p>
          </table:table-cell>
          <table:table-cell office:value-type="float" office:value="1761791620.2" calcext:value-type="float">
            <text:p>1761791620.2</text:p>
          </table:table-cell>
          <table:table-cell table:formula="of:=[.C8]-[.B8]" office:value-type="float" office:value="988.680000066757" calcext:value-type="float">
            <text:p>988.68</text:p>
          </table:table-cell>
          <table:table-cell table:formula="of:=[.D8]-[.D7]" office:value-type="float" office:value="123.090000152588" calcext:value-type="float">
            <text:p>123.09</text:p>
          </table:table-cell>
        </table:table-row>
        <table:table-row table:style-name="ro1">
          <table:table-cell office:value-type="string" calcext:value-type="string">
            <text:p>55b1bf44-4048-4611-b081-07df2cc5ebe8</text:p>
          </table:table-cell>
          <table:table-cell office:value-type="float" office:value="1761790641.6" calcext:value-type="float">
            <text:p>1761790641.6</text:p>
          </table:table-cell>
          <table:table-cell office:value-type="float" office:value="1761791769.13" calcext:value-type="float">
            <text:p>1761791769.13</text:p>
          </table:table-cell>
          <table:table-cell table:formula="of:=[.C9]-[.B9]" office:value-type="float" office:value="1127.53000020981" calcext:value-type="float">
            <text:p>1127.53</text:p>
          </table:table-cell>
          <table:table-cell table:formula="of:=[.D9]-[.D8]" office:value-type="float" office:value="138.850000143051" calcext:value-type="float">
            <text:p>138.85</text:p>
          </table:table-cell>
        </table:table-row>
        <table:table-row table:style-name="ro1">
          <table:table-cell office:value-type="string" calcext:value-type="string">
            <text:p>370f74f1-3a57-42b4-bdc7-aa61f1b3097d</text:p>
          </table:table-cell>
          <table:table-cell office:value-type="float" office:value="1761790651.69" calcext:value-type="float">
            <text:p>1761790651.69</text:p>
          </table:table-cell>
          <table:table-cell office:value-type="float" office:value="1761791942.99" calcext:value-type="float">
            <text:p>1761791942.99</text:p>
          </table:table-cell>
          <table:table-cell table:formula="of:=[.C10]-[.B10]" office:value-type="float" office:value="1291.29999995232" calcext:value-type="float">
            <text:p>1291.30</text:p>
          </table:table-cell>
          <table:table-cell table:formula="of:=[.D10]-[.D9]" office:value-type="float" office:value="163.769999742508" calcext:value-type="float">
            <text:p>163.77</text:p>
          </table:table-cell>
        </table:table-row>
        <table:table-row table:style-name="ro1">
          <table:table-cell office:value-type="string" calcext:value-type="string">
            <text:p>5d83e9d4-8757-4c80-a072-262988d214ba</text:p>
          </table:table-cell>
          <table:table-cell office:value-type="float" office:value="1761790661.78" calcext:value-type="float">
            <text:p>1761790661.78</text:p>
          </table:table-cell>
          <table:table-cell office:value-type="float" office:value="1761792106.51" calcext:value-type="float">
            <text:p>1761792106.51</text:p>
          </table:table-cell>
          <table:table-cell table:formula="of:=[.C11]-[.B11]" office:value-type="float" office:value="1444.73000001907" calcext:value-type="float">
            <text:p>1444.73</text:p>
          </table:table-cell>
          <table:table-cell table:formula="of:=[.D11]-[.D10]" office:value-type="float" office:value="153.430000066757" calcext:value-type="float">
            <text:p>153.43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PROMEDIO DIFERENCIA CON ANTERIOR</text:p>
          </table:table-cell>
          <table:covered-table-cell table:number-columns-repeated="2"/>
          <table:covered-table-cell table:style-name="ce1"/>
          <table:table-cell table:formula="of:=AVERAGE([.E2:.E11])" office:value-type="float" office:value="126.443000006676" calcext:value-type="float">
            <text:p>126.44</text:p>
          </table:table-cell>
        </table:table-row>
      </table:table>
      <table:table table:name="scenario_2" table:style-name="ta1"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ID AGENTE</text:p>
          </table:table-cell>
          <table:table-cell office:value-type="string" calcext:value-type="string">
            <text:p>TIEMPO INICIO (S)</text:p>
          </table:table-cell>
          <table:table-cell office:value-type="string" calcext:value-type="string">
            <text:p>TIEMPO FIN (S)</text:p>
          </table:table-cell>
          <table:table-cell table:style-name="ce1" office:value-type="string" calcext:value-type="string">
            <text:p>TIEMPO DESPLIEGUE</text:p>
          </table:table-cell>
          <table:table-cell table:style-name="ce1" office:value-type="string" calcext:value-type="string">
            <text:p>DIFERENCIA CON ANTERIOR</text:p>
          </table:table-cell>
        </table:table-row>
        <table:table-row table:style-name="ro1">
          <table:table-cell office:value-type="string" calcext:value-type="string">
            <text:p>dfa8d3e9-2651-48dd-aefb-ef8dd40a36c6</text:p>
          </table:table-cell>
          <table:table-cell office:value-type="float" office:value="1761794043.06" calcext:value-type="float">
            <text:p>1761794043.06</text:p>
          </table:table-cell>
          <table:table-cell office:value-type="float" office:value="1761794234.97" calcext:value-type="float">
            <text:p>1761794234.97</text:p>
          </table:table-cell>
          <table:table-cell table:formula="of:=[.C2]-[.B2]" office:value-type="float" office:value="191.910000085831" calcext:value-type="float">
            <text:p>191.9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15085a-3319-497a-9b13-b43ff34f61e9</text:p>
          </table:table-cell>
          <table:table-cell office:value-type="float" office:value="1761794043.07" calcext:value-type="float">
            <text:p>1761794043.07</text:p>
          </table:table-cell>
          <table:table-cell office:value-type="float" office:value="1761794379.21" calcext:value-type="float">
            <text:p>1761794379.21</text:p>
          </table:table-cell>
          <table:table-cell table:formula="of:=[.C3]-[.B3]" office:value-type="float" office:value="336.140000104904" calcext:value-type="float">
            <text:p>336.14</text:p>
          </table:table-cell>
          <table:table-cell table:formula="of:=[.D3]-[.D2]" office:value-type="float" office:value="144.230000019074" calcext:value-type="float">
            <text:p>144.23</text:p>
          </table:table-cell>
        </table:table-row>
        <table:table-row table:style-name="ro1">
          <table:table-cell office:value-type="string" calcext:value-type="string">
            <text:p>dc381b80-67cc-4d15-a950-1212a4d3f59d</text:p>
          </table:table-cell>
          <table:table-cell office:value-type="float" office:value="1761794044.03" calcext:value-type="float">
            <text:p>1761794044.03</text:p>
          </table:table-cell>
          <table:table-cell office:value-type="float" office:value="1761794582.04" calcext:value-type="float">
            <text:p>1761794582.04</text:p>
          </table:table-cell>
          <table:table-cell table:formula="of:=[.C4]-[.B4]" office:value-type="float" office:value="538.009999990463" calcext:value-type="float">
            <text:p>538.01</text:p>
          </table:table-cell>
          <table:table-cell table:formula="of:=[.D4]-[.D3]" office:value-type="float" office:value="201.869999885559" calcext:value-type="float">
            <text:p>201.87</text:p>
          </table:table-cell>
        </table:table-row>
        <table:table-row table:style-name="ro1">
          <table:table-cell office:value-type="string" calcext:value-type="string">
            <text:p>f3d9ae3e-06a0-44d2-8848-c95c8713c5f8</text:p>
          </table:table-cell>
          <table:table-cell office:value-type="float" office:value="1761794044.04" calcext:value-type="float">
            <text:p>1761794044.04</text:p>
          </table:table-cell>
          <table:table-cell office:value-type="float" office:value="1761794728.99" calcext:value-type="float">
            <text:p>1761794728.99</text:p>
          </table:table-cell>
          <table:table-cell table:formula="of:=[.C5]-[.B5]" office:value-type="float" office:value="684.950000047684" calcext:value-type="float">
            <text:p>684.95</text:p>
          </table:table-cell>
          <table:table-cell table:formula="of:=[.D5]-[.D4]" office:value-type="float" office:value="146.94000005722" calcext:value-type="float">
            <text:p>146.94</text:p>
          </table:table-cell>
        </table:table-row>
        <table:table-row table:style-name="ro1">
          <table:table-cell office:value-type="string" calcext:value-type="string">
            <text:p>ce08bce8-1d6b-4746-830c-83ee6e535301</text:p>
          </table:table-cell>
          <table:table-cell office:value-type="float" office:value="1761794045.03" calcext:value-type="float">
            <text:p>1761794045.03</text:p>
          </table:table-cell>
          <table:table-cell office:value-type="float" office:value="1761794869.65" calcext:value-type="float">
            <text:p>1761794869.65</text:p>
          </table:table-cell>
          <table:table-cell table:formula="of:=[.C6]-[.B6]" office:value-type="float" office:value="824.620000123978" calcext:value-type="float">
            <text:p>824.62</text:p>
          </table:table-cell>
          <table:table-cell table:formula="of:=[.D6]-[.D5]" office:value-type="float" office:value="139.670000076294" calcext:value-type="float">
            <text:p>139.67</text:p>
          </table:table-cell>
        </table:table-row>
        <table:table-row table:style-name="ro1">
          <table:table-cell office:value-type="string" calcext:value-type="string">
            <text:p>845bae0b-9d97-4a13-b6f1-e6c8db358348</text:p>
          </table:table-cell>
          <table:table-cell office:value-type="float" office:value="1761794045.03" calcext:value-type="float">
            <text:p>1761794045.03</text:p>
          </table:table-cell>
          <table:table-cell office:value-type="float" office:value="1761794991.41" calcext:value-type="float">
            <text:p>1761794991.41</text:p>
          </table:table-cell>
          <table:table-cell table:formula="of:=[.C7]-[.B7]" office:value-type="float" office:value="946.380000114441" calcext:value-type="float">
            <text:p>946.38</text:p>
          </table:table-cell>
          <table:table-cell table:formula="of:=[.D7]-[.D6]" office:value-type="float" office:value="121.759999990463" calcext:value-type="float">
            <text:p>121.76</text:p>
          </table:table-cell>
        </table:table-row>
        <table:table-row table:style-name="ro1">
          <table:table-cell office:value-type="string" calcext:value-type="string">
            <text:p>f9640479-97a3-4f39-a64e-7fa5679851c0</text:p>
          </table:table-cell>
          <table:table-cell office:value-type="float" office:value="1761794046.04" calcext:value-type="float">
            <text:p>1761794046.04</text:p>
          </table:table-cell>
          <table:table-cell office:value-type="float" office:value="1761795118.84" calcext:value-type="float">
            <text:p>1761795118.84</text:p>
          </table:table-cell>
          <table:table-cell table:formula="of:=[.C8]-[.B8]" office:value-type="float" office:value="1072.79999995232" calcext:value-type="float">
            <text:p>1072.80</text:p>
          </table:table-cell>
          <table:table-cell table:formula="of:=[.D8]-[.D7]" office:value-type="float" office:value="126.419999837875" calcext:value-type="float">
            <text:p>126.42</text:p>
          </table:table-cell>
        </table:table-row>
        <table:table-row table:style-name="ro1">
          <table:table-cell office:value-type="string" calcext:value-type="string">
            <text:p>bd94d544-1a0d-4536-b865-384b15e1e9a1</text:p>
          </table:table-cell>
          <table:table-cell office:value-type="float" office:value="1761794046.04" calcext:value-type="float">
            <text:p>1761794046.04</text:p>
          </table:table-cell>
          <table:table-cell office:value-type="float" office:value="1761795250.2" calcext:value-type="float">
            <text:p>1761795250.2</text:p>
          </table:table-cell>
          <table:table-cell table:formula="of:=[.C9]-[.B9]" office:value-type="float" office:value="1204.16000008583" calcext:value-type="float">
            <text:p>1204.16</text:p>
          </table:table-cell>
          <table:table-cell table:formula="of:=[.D9]-[.D8]" office:value-type="float" office:value="131.360000133514" calcext:value-type="float">
            <text:p>131.36</text:p>
          </table:table-cell>
        </table:table-row>
        <table:table-row table:style-name="ro1">
          <table:table-cell office:value-type="string" calcext:value-type="string">
            <text:p>901370be-ea8c-44a7-a7fb-3a19a666ab0a</text:p>
          </table:table-cell>
          <table:table-cell office:value-type="float" office:value="1761794047.04" calcext:value-type="float">
            <text:p>1761794047.04</text:p>
          </table:table-cell>
          <table:table-cell office:value-type="float" office:value="1761795385.54" calcext:value-type="float">
            <text:p>1761795385.54</text:p>
          </table:table-cell>
          <table:table-cell table:formula="of:=[.C10]-[.B10]" office:value-type="float" office:value="1338.5" calcext:value-type="float">
            <text:p>1338.50</text:p>
          </table:table-cell>
          <table:table-cell table:formula="of:=[.D10]-[.D9]" office:value-type="float" office:value="134.339999914169" calcext:value-type="float">
            <text:p>134.34</text:p>
          </table:table-cell>
        </table:table-row>
        <table:table-row table:style-name="ro1">
          <table:table-cell office:value-type="string" calcext:value-type="string">
            <text:p>49c536ef-91c7-4f91-b493-ef2c883dd599</text:p>
          </table:table-cell>
          <table:table-cell office:value-type="float" office:value="1761794047.05" calcext:value-type="float">
            <text:p>1761794047.05</text:p>
          </table:table-cell>
          <table:table-cell office:value-type="float" office:value="1761795514.72" calcext:value-type="float">
            <text:p>1761795514.72</text:p>
          </table:table-cell>
          <table:table-cell table:formula="of:=[.C11]-[.B11]" office:value-type="float" office:value="1467.67000007629" calcext:value-type="float">
            <text:p>1467.67</text:p>
          </table:table-cell>
          <table:table-cell table:formula="of:=[.D11]-[.D10]" office:value-type="float" office:value="129.170000076294" calcext:value-type="float">
            <text:p>129.17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PROMEDIO DIFERENCIA CON ANTERIOR</text:p>
          </table:table-cell>
          <table:covered-table-cell table:number-columns-repeated="2"/>
          <table:covered-table-cell table:style-name="ce1"/>
          <table:table-cell table:formula="of:=AVERAGE([.E2:.E11])" office:value-type="float" office:value="127.575999999046" calcext:value-type="float">
            <text:p>127.58</text:p>
          </table:table-cell>
        </table:table-row>
      </table:table>
      <table:table table:name="scenario_3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ID AGENTE</text:p>
          </table:table-cell>
          <table:table-cell office:value-type="string" calcext:value-type="string">
            <text:p>TIEMPO INICIO (S)</text:p>
          </table:table-cell>
          <table:table-cell office:value-type="string" calcext:value-type="string">
            <text:p>TIEMPO FIN (S)</text:p>
          </table:table-cell>
          <table:table-cell table:style-name="ce1" office:value-type="string" calcext:value-type="string">
            <text:p>TIEMPO DESPLIEGUE</text:p>
          </table:table-cell>
          <table:table-cell table:style-name="ce1" office:value-type="string" calcext:value-type="string">
            <text:p>DIFERENCIA CON ANTERIOR</text:p>
          </table:table-cell>
        </table:table-row>
        <table:table-row table:style-name="ro1">
          <table:table-cell office:value-type="string" calcext:value-type="string">
            <text:p>61707b4f-0d8d-4c42-aea3-a437bed09a2f</text:p>
          </table:table-cell>
          <table:table-cell office:value-type="float" office:value="1761795641.17" calcext:value-type="float">
            <text:p>1761795641.17</text:p>
          </table:table-cell>
          <table:table-cell office:value-type="float" office:value="1761795825.74" calcext:value-type="float">
            <text:p>1761795825.74</text:p>
          </table:table-cell>
          <table:table-cell table:formula="of:=[.C2]-[.B2]" office:value-type="float" office:value="184.569999933243" calcext:value-type="float">
            <text:p>184.5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61cae8a-1149-47b1-8bcd-ba92aad2395b</text:p>
          </table:table-cell>
          <table:table-cell office:value-type="float" office:value="1761795641.18" calcext:value-type="float">
            <text:p>1761795641.18</text:p>
          </table:table-cell>
          <table:table-cell office:value-type="float" office:value="1761795964.29" calcext:value-type="float">
            <text:p>1761795964.29</text:p>
          </table:table-cell>
          <table:table-cell table:formula="of:=[.C3]-[.B3]" office:value-type="float" office:value="323.109999895096" calcext:value-type="float">
            <text:p>323.11</text:p>
          </table:table-cell>
          <table:table-cell table:formula="of:=[.D3]-[.D2]" office:value-type="float" office:value="138.539999961853" calcext:value-type="float">
            <text:p>138.54</text:p>
          </table:table-cell>
        </table:table-row>
        <table:table-row table:style-name="ro1">
          <table:table-cell office:value-type="string" calcext:value-type="string">
            <text:p>c5e7e1a6-548a-4d0f-ac0f-1ee95fd3a21e</text:p>
          </table:table-cell>
          <table:table-cell office:value-type="float" office:value="1761795641.19" calcext:value-type="float">
            <text:p>1761795641.19</text:p>
          </table:table-cell>
          <table:table-cell office:value-type="float" office:value="1761796127.32" calcext:value-type="float">
            <text:p>1761796127.32</text:p>
          </table:table-cell>
          <table:table-cell table:formula="of:=[.C4]-[.B4]" office:value-type="float" office:value="486.129999876022" calcext:value-type="float">
            <text:p>486.13</text:p>
          </table:table-cell>
          <table:table-cell table:formula="of:=[.D4]-[.D3]" office:value-type="float" office:value="163.019999980927" calcext:value-type="float">
            <text:p>163.02</text:p>
          </table:table-cell>
        </table:table-row>
        <table:table-row table:style-name="ro1">
          <table:table-cell office:value-type="string" calcext:value-type="string">
            <text:p>44ea896d-2be8-4bfa-a1bf-fa2a7c028cb8</text:p>
          </table:table-cell>
          <table:table-cell office:value-type="float" office:value="1761795641.21" calcext:value-type="float">
            <text:p>1761795641.21</text:p>
          </table:table-cell>
          <table:table-cell office:value-type="float" office:value="1761796265.43" calcext:value-type="float">
            <text:p>1761796265.43</text:p>
          </table:table-cell>
          <table:table-cell table:formula="of:=[.C5]-[.B5]" office:value-type="float" office:value="624.22000002861" calcext:value-type="float">
            <text:p>624.22</text:p>
          </table:table-cell>
          <table:table-cell table:formula="of:=[.D5]-[.D4]" office:value-type="float" office:value="138.090000152588" calcext:value-type="float">
            <text:p>138.09</text:p>
          </table:table-cell>
        </table:table-row>
        <table:table-row table:style-name="ro1">
          <table:table-cell office:value-type="string" calcext:value-type="string">
            <text:p>b91a3458-79e2-4c41-ac88-5b1cc1240751</text:p>
          </table:table-cell>
          <table:table-cell office:value-type="float" office:value="1761795641.22" calcext:value-type="float">
            <text:p>1761795641.22</text:p>
          </table:table-cell>
          <table:table-cell office:value-type="float" office:value="1761796421" calcext:value-type="float">
            <text:p>1761796421</text:p>
          </table:table-cell>
          <table:table-cell table:formula="of:=[.C6]-[.B6]" office:value-type="float" office:value="779.77999997139" calcext:value-type="float">
            <text:p>779.78</text:p>
          </table:table-cell>
          <table:table-cell table:formula="of:=[.D6]-[.D5]" office:value-type="float" office:value="155.55999994278" calcext:value-type="float">
            <text:p>155.56</text:p>
          </table:table-cell>
        </table:table-row>
        <table:table-row table:style-name="ro1">
          <table:table-cell office:value-type="string" calcext:value-type="string">
            <text:p>173bdcbd-734e-4351-800b-4b174f366372</text:p>
          </table:table-cell>
          <table:table-cell office:value-type="float" office:value="1761795641.22" calcext:value-type="float">
            <text:p>1761795641.22</text:p>
          </table:table-cell>
          <table:table-cell office:value-type="float" office:value="1761796560.55" calcext:value-type="float">
            <text:p>1761796560.55</text:p>
          </table:table-cell>
          <table:table-cell table:formula="of:=[.C7]-[.B7]" office:value-type="float" office:value="919.329999923706" calcext:value-type="float">
            <text:p>919.33</text:p>
          </table:table-cell>
          <table:table-cell table:formula="of:=[.D7]-[.D6]" office:value-type="float" office:value="139.549999952316" calcext:value-type="float">
            <text:p>139.55</text:p>
          </table:table-cell>
        </table:table-row>
        <table:table-row table:style-name="ro1">
          <table:table-cell office:value-type="string" calcext:value-type="string">
            <text:p>60ebf51b-289b-4bc6-bb80-a3eaf33a8cb8</text:p>
          </table:table-cell>
          <table:table-cell office:value-type="float" office:value="1761795641.24" calcext:value-type="float">
            <text:p>1761795641.24</text:p>
          </table:table-cell>
          <table:table-cell office:value-type="float" office:value="1761796706.78" calcext:value-type="float">
            <text:p>1761796706.78</text:p>
          </table:table-cell>
          <table:table-cell table:formula="of:=[.C8]-[.B8]" office:value-type="float" office:value="1065.53999996185" calcext:value-type="float">
            <text:p>1065.54</text:p>
          </table:table-cell>
          <table:table-cell table:formula="of:=[.D8]-[.D7]" office:value-type="float" office:value="146.210000038147" calcext:value-type="float">
            <text:p>146.21</text:p>
          </table:table-cell>
        </table:table-row>
        <table:table-row table:style-name="ro1">
          <table:table-cell office:value-type="string" calcext:value-type="string">
            <text:p>f8b56522-a84a-489a-b389-5c4aae1acd5b</text:p>
          </table:table-cell>
          <table:table-cell office:value-type="float" office:value="1761795641.24" calcext:value-type="float">
            <text:p>1761795641.24</text:p>
          </table:table-cell>
          <table:table-cell office:value-type="float" office:value="1761796841.16" calcext:value-type="float">
            <text:p>1761796841.16</text:p>
          </table:table-cell>
          <table:table-cell table:formula="of:=[.C9]-[.B9]" office:value-type="float" office:value="1199.92000007629" calcext:value-type="float">
            <text:p>1199.92</text:p>
          </table:table-cell>
          <table:table-cell table:formula="of:=[.D9]-[.D8]" office:value-type="float" office:value="134.380000114441" calcext:value-type="float">
            <text:p>134.38</text:p>
          </table:table-cell>
        </table:table-row>
        <table:table-row table:style-name="ro1">
          <table:table-cell office:value-type="string" calcext:value-type="string">
            <text:p>79ebe740-cef8-4bbd-b7e8-b842ae419c63</text:p>
          </table:table-cell>
          <table:table-cell office:value-type="float" office:value="1761795641.26" calcext:value-type="float">
            <text:p>1761795641.26</text:p>
          </table:table-cell>
          <table:table-cell office:value-type="float" office:value="1761796970.86" calcext:value-type="float">
            <text:p>1761796970.86</text:p>
          </table:table-cell>
          <table:table-cell table:formula="of:=[.C10]-[.B10]" office:value-type="float" office:value="1329.59999990463" calcext:value-type="float">
            <text:p>1329.60</text:p>
          </table:table-cell>
          <table:table-cell table:formula="of:=[.D10]-[.D9]" office:value-type="float" office:value="129.679999828339" calcext:value-type="float">
            <text:p>129.68</text:p>
          </table:table-cell>
        </table:table-row>
        <table:table-row table:style-name="ro1">
          <table:table-cell office:value-type="string" calcext:value-type="string">
            <text:p>c3a54009-7ae4-4985-ba08-5298d3a414ba</text:p>
          </table:table-cell>
          <table:table-cell office:value-type="float" office:value="1761795641.27" calcext:value-type="float">
            <text:p>1761795641.27</text:p>
          </table:table-cell>
          <table:table-cell office:value-type="float" office:value="1761797113.32" calcext:value-type="float">
            <text:p>1761797113.32</text:p>
          </table:table-cell>
          <table:table-cell table:formula="of:=[.C11]-[.B11]" office:value-type="float" office:value="1472.04999995232" calcext:value-type="float">
            <text:p>1472.05</text:p>
          </table:table-cell>
          <table:table-cell table:formula="of:=[.D11]-[.D10]" office:value-type="float" office:value="142.450000047684" calcext:value-type="float">
            <text:p>142.45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PROMEDIO DIFERENCIA CON ANTERIOR</text:p>
          </table:table-cell>
          <table:covered-table-cell table:number-columns-repeated="2"/>
          <table:covered-table-cell table:style-name="ce1"/>
          <table:table-cell table:formula="of:=AVERAGE([.E2:.E11])" office:value-type="float" office:value="128.748000001907" calcext:value-type="float">
            <text:p>128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30T15:42:46.206037653</dc:date>
    <meta:editing-duration>PT12M17S</meta:editing-duration>
    <meta:editing-cycles>1</meta:editing-cycles>
    <meta:document-statistic meta:table-count="3" meta:cell-count="171" meta:object-count="0"/>
    <meta:generator>LibreOffice/7.3.7.2$Linux_X86_64 LibreOffice_project/30$Build-2</meta:generator>
  </office:meta>
</office:document-meta>
</file>